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officeooo:rsid="000cca64" officeooo:paragraph-rsid="000cca64"/>
    </style:style>
    <style:style style:name="P2" style:family="paragraph" style:parent-style-name="Preformatted_20_Text">
      <style:paragraph-properties fo:text-align="justify" style:justify-single-word="false"/>
      <style:text-properties officeooo:rsid="000cca64" officeooo:paragraph-rsid="00253966"/>
    </style:style>
    <style:style style:name="P3" style:family="paragraph" style:parent-style-name="Preformatted_20_Text">
      <style:paragraph-properties fo:text-align="justify" style:justify-single-word="false"/>
      <style:text-properties fo:font-weight="bold" officeooo:rsid="000cca64" officeooo:paragraph-rsid="000cca64" style:font-weight-asian="bold" style:font-weight-complex="bold"/>
    </style:style>
    <style:style style:name="P4" style:family="paragraph" style:parent-style-name="Preformatted_20_Text">
      <style:paragraph-properties fo:text-align="justify" style:justify-single-word="false"/>
      <style:text-properties fo:font-weight="bold" officeooo:rsid="001317ed" officeooo:paragraph-rsid="001317ed" style:font-weight-asian="bold" style:font-weight-complex="bold"/>
    </style:style>
    <style:style style:name="P5" style:family="paragraph" style:parent-style-name="Preformatted_20_Text">
      <style:paragraph-properties fo:text-align="justify" style:justify-single-word="false"/>
      <style:text-properties fo:font-weight="bold" officeooo:rsid="001317ed" officeooo:paragraph-rsid="00137cd6" style:font-weight-asian="bold" style:font-weight-complex="bold"/>
    </style:style>
    <style:style style:name="P6" style:family="paragraph" style:parent-style-name="Preformatted_20_Text">
      <style:paragraph-properties fo:text-align="justify" style:justify-single-word="false"/>
      <style:text-properties fo:font-weight="bold" officeooo:rsid="001317ed" officeooo:paragraph-rsid="00167e6d" style:font-weight-asian="bold" style:font-weight-complex="bold"/>
    </style:style>
    <style:style style:name="P7" style:family="paragraph" style:parent-style-name="Preformatted_20_Text">
      <style:paragraph-properties fo:text-align="justify" style:justify-single-word="false"/>
      <style:text-properties fo:font-weight="normal" officeooo:rsid="000cca64" officeooo:paragraph-rsid="000cca64" style:font-weight-asian="normal" style:font-weight-complex="normal"/>
    </style:style>
    <style:style style:name="P8" style:family="paragraph" style:parent-style-name="Preformatted_20_Text">
      <style:paragraph-properties fo:text-align="justify" style:justify-single-word="false"/>
      <style:text-properties fo:font-weight="normal" officeooo:rsid="001317ed" officeooo:paragraph-rsid="001317ed" style:font-weight-asian="normal" style:font-weight-complex="normal"/>
    </style:style>
    <style:style style:name="P9" style:family="paragraph" style:parent-style-name="Preformatted_20_Text">
      <style:paragraph-properties fo:text-align="justify" style:justify-single-word="false"/>
      <style:text-properties fo:font-weight="normal" officeooo:rsid="001317ed" officeooo:paragraph-rsid="00167e6d" style:font-weight-asian="normal" style:font-weight-complex="normal"/>
    </style:style>
    <style:style style:name="P10" style:family="paragraph" style:parent-style-name="Preformatted_20_Text">
      <style:paragraph-properties fo:text-align="justify" style:justify-single-word="false"/>
      <style:text-properties fo:font-weight="normal" officeooo:rsid="00149d8a" officeooo:paragraph-rsid="00167e6d" style:font-weight-asian="normal" style:font-weight-complex="normal"/>
    </style:style>
    <style:style style:name="P11" style:family="paragraph" style:parent-style-name="Preformatted_20_Text">
      <style:paragraph-properties fo:text-align="justify" style:justify-single-word="false"/>
      <style:text-properties fo:font-weight="normal" officeooo:rsid="00165397" officeooo:paragraph-rsid="00167e6d" style:font-weight-asian="normal" style:font-weight-complex="normal"/>
    </style:style>
    <style:style style:name="P12" style:family="paragraph" style:parent-style-name="Preformatted_20_Text">
      <style:paragraph-properties fo:text-align="justify" style:justify-single-word="false"/>
      <style:text-properties fo:font-weight="normal" officeooo:rsid="001a8990" officeooo:paragraph-rsid="001a8990" style:font-weight-asian="normal" style:font-weight-complex="normal"/>
    </style:style>
    <style:style style:name="P13" style:family="paragraph" style:parent-style-name="Preformatted_20_Text">
      <style:paragraph-properties fo:text-align="justify" style:justify-single-word="false"/>
      <style:text-properties fo:font-weight="normal" officeooo:rsid="001c0735" officeooo:paragraph-rsid="001c0735" style:font-weight-asian="normal" style:font-weight-complex="normal"/>
    </style:style>
    <style:style style:name="P14" style:family="paragraph" style:parent-style-name="Preformatted_20_Text">
      <style:paragraph-properties fo:text-align="justify" style:justify-single-word="false"/>
      <style:text-properties fo:font-weight="normal" officeooo:rsid="001f91c8" officeooo:paragraph-rsid="001f91c8" style:font-weight-asian="normal" style:font-weight-complex="normal"/>
    </style:style>
    <style:style style:name="P15" style:family="paragraph" style:parent-style-name="Preformatted_20_Text">
      <style:paragraph-properties fo:text-align="justify" style:justify-single-word="false"/>
      <style:text-properties officeooo:paragraph-rsid="00167e6d"/>
    </style:style>
    <style:style style:name="P16" style:family="paragraph" style:parent-style-name="Preformatted_20_Text">
      <style:paragraph-properties fo:text-align="justify" style:justify-single-word="false"/>
      <style:text-properties fo:font-size="11pt" fo:font-weight="bold" officeooo:rsid="000cca64" officeooo:paragraph-rsid="000cca64" style:font-size-asian="11pt" style:font-weight-asian="bold" style:font-size-complex="11pt" style:font-weight-complex="bold"/>
    </style:style>
    <style:style style:name="P17" style:family="paragraph" style:parent-style-name="Header">
      <style:paragraph-properties fo:text-align="justify" style:justify-single-word="false" fo:padding="0.074cm" fo:border-left="none" fo:border-right="none" fo:border-top="none" fo:border-bottom="0.99pt solid #000000" style:join-border="false"/>
      <style:text-properties fo:font-weight="bold" officeooo:rsid="000b785e" officeooo:paragraph-rsid="0018cd08" style:font-weight-asian="bold" style:font-weight-complex="bold"/>
    </style:style>
    <style:style style:name="P18" style:family="paragraph" style:parent-style-name="Preformatted_20_Text">
      <style:paragraph-properties fo:text-align="justify" style:justify-single-word="false"/>
      <style:text-properties fo:font-weight="bold" officeooo:rsid="00165397" officeooo:paragraph-rsid="00165397" style:font-weight-asian="bold" style:font-weight-complex="bold"/>
    </style:style>
    <style:style style:name="P19" style:family="paragraph" style:parent-style-name="Preformatted_20_Text">
      <style:paragraph-properties fo:text-align="justify" style:justify-single-word="false"/>
      <style:text-properties fo:font-weight="bold" officeooo:rsid="0028cb53" officeooo:paragraph-rsid="0028cb53" style:font-weight-asian="bold" style:font-weight-complex="bold"/>
    </style:style>
    <style:style style:name="P20" style:family="paragraph" style:parent-style-name="Header">
      <style:paragraph-properties fo:text-align="justify" style:justify-single-word="false"/>
      <style:text-properties officeooo:rsid="000b785e" officeooo:paragraph-rsid="0018cd08"/>
    </style:style>
    <style:style style:name="T1" style:family="text">
      <style:text-properties officeooo:rsid="000e60db"/>
    </style:style>
    <style:style style:name="T2" style:family="text">
      <style:text-properties officeooo:rsid="000f2b2a"/>
    </style:style>
    <style:style style:name="T3" style:family="text">
      <style:text-properties officeooo:rsid="000ff1e8"/>
    </style:style>
    <style:style style:name="T4" style:family="text">
      <style:text-properties officeooo:rsid="00119b1d"/>
    </style:style>
    <style:style style:name="T5" style:family="text">
      <style:text-properties officeooo:rsid="0011c956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37cd6" style:font-weight-asian="normal" style:font-weight-complex="normal"/>
    </style:style>
    <style:style style:name="T8" style:family="text">
      <style:text-properties fo:font-weight="normal" officeooo:rsid="00149d8a" style:font-weight-asian="normal" style:font-weight-complex="normal"/>
    </style:style>
    <style:style style:name="T9" style:family="text">
      <style:text-properties fo:font-weight="normal" officeooo:rsid="001317ed" style:font-weight-asian="normal" style:font-weight-complex="normal"/>
    </style:style>
    <style:style style:name="T10" style:family="text">
      <style:text-properties fo:font-weight="normal" officeooo:rsid="00165397" style:font-weight-asian="normal" style:font-weight-complex="normal"/>
    </style:style>
    <style:style style:name="T11" style:family="text">
      <style:text-properties fo:font-weight="normal" officeooo:rsid="00167e6d" style:font-weight-asian="normal" style:font-weight-complex="normal"/>
    </style:style>
    <style:style style:name="T12" style:family="text">
      <style:text-properties fo:font-weight="normal" officeooo:rsid="00182d74" style:font-weight-asian="normal" style:font-weight-complex="normal"/>
    </style:style>
    <style:style style:name="T13" style:family="text">
      <style:text-properties fo:font-weight="normal" officeooo:rsid="001e0032" style:font-weight-asian="normal" style:font-weight-complex="normal"/>
    </style:style>
    <style:style style:name="T14" style:family="text">
      <style:text-properties fo:font-weight="normal" officeooo:rsid="002aed8a" style:font-weight-asian="normal" style:font-weight-complex="normal"/>
    </style:style>
    <style:style style:name="T15" style:family="text">
      <style:text-properties fo:font-weight="normal" officeooo:rsid="002be9a6" style:font-weight-asian="normal" style:font-weight-complex="normal"/>
    </style:style>
    <style:style style:name="T16" style:family="text">
      <style:text-properties style:text-underline-style="none" fo:font-weight="normal" officeooo:rsid="00137cd6" style:font-weight-asian="normal" style:font-weight-complex="normal"/>
    </style:style>
    <style:style style:name="T17" style:family="text">
      <style:text-properties officeooo:rsid="0019dc2b"/>
    </style:style>
    <style:style style:name="T18" style:family="text">
      <style:text-properties officeooo:rsid="001c0735"/>
    </style:style>
    <style:style style:name="T19" style:family="text">
      <style:text-properties officeooo:rsid="0023a929"/>
    </style:style>
    <style:style style:name="T20" style:family="text">
      <style:text-properties fo:font-weight="bold" officeooo:rsid="001317ed" style:font-weight-asian="bold" style:font-weight-complex="bold"/>
    </style:style>
    <style:style style:name="T21" style:family="text">
      <style:text-properties fo:font-weight="bold" officeooo:rsid="00137cd6" style:font-weight-asian="bold" style:font-weight-complex="bol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1317ed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137cd6" style:font-style-asian="italic" style:font-weight-asian="bold" style:font-style-complex="italic" style:font-weight-complex="bold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bookmark-start text:name="__DdeLink__203_1888735534"/><text:bookmark-start text:name="__DdeLink__206_1888735534"/>Nome: João Paulo F. Brito<text:tab/># 21456059</text:p>
      <text:p text:style-name="P20">Relatório do Projeto Final – Tópicos em Recuperação de Informação</text:p>
      <text:p text:style-name="P17"/>
      <text:p text:style-name="P3"/>
      <text:p text:style-name="P16"><text:span text:style-name="T19">1. </text:span>Objetivo</text:p>
      <text:p text:style-name="P1">O objetivo deste trabalho é implementar uma máquina de busca para a CFC (Cystic Fibrosis Collection), que pode ser encontrada em: http://coyote.icomp.ufam.edu.br/ir/cfc.tar.gz</text:p>
      <text:p text:style-name="P1"/>
      <text:p text:style-name="P1"/>
      <text:p text:style-name="P16"><text:span text:style-name="T19">2. </text:span>Implementação <text:span text:style-name="T17">e uso</text:span></text:p>
      <text:p text:style-name="P2">O trabalho foi implementado em python 2.7, <text:span text:style-name="T1">e testado </text:span>usando o S.O. Ubuntu 14.04 LTS. <text:span text:style-name="T5">O repositório git com o projeto pode ser acessado pelo link: https://github.com/jpaulofb/cfc_search_engine_tri </text:span></text:p>
      <text:p text:style-name="P1"/>
      <text:p text:style-name="P3"><text:span text:style-name="T19">2.1. </text:span>Descrição geral das estruturas de dados <text:span text:style-name="T2">e arquivos</text:span></text:p>
      <text:p text:style-name="P7">- main.py: script principal do projeto, fornece uma interface com o usuário para o uso das outras classes.</text:p>
      <text:p text:style-name="P7">- <text:span text:style-name="T1">SearchEngine.py: script contém a classe da máquina de busca. Nela estão os atributos do índice invertido, e dados dos documentos da coleção. A classe Parser é um de seus atributos.</text:span></text:p>
      <text:p text:style-name="P7">- <text:span text:style-name="T2">Parser.py: script que contém a classe Parser, responsável por ler e traduzir os arquivos da CFC em dados utilizados pela máquina de busca, além de fazer a tokenização e remoção de stop words.</text:span></text:p>
      <text:p text:style-name="P7">- <text:span text:style-name="T3">Evaluator.py: script que agrega as funções de avaliação de resultados.</text:span></text:p>
      <text:p text:style-name="P7">- <text:span text:style-name="T3">util.py: script com definições de objetos comuns, usados pelos demais scripts, como por exemplo definições de beans para documentos e consultas.</text:span></text:p>
      <text:p text:style-name="P7">- <text:span text:style-name="T3">sw.txt: arquivo de definição de stop words, lido pela classe Parser.</text:span></text:p>
      <text:p text:style-name="P7">- <text:span text:style-name="T4">cfcIndex.txt: arquivo padrão em que é salvo depois de criado na classe SearchEngine, nele ficarão salvos dados relevantes dos documentos, e o índice invertido em si.</text:span></text:p>
      <text:p text:style-name="P1"/>
      <text:p text:style-name="P4"><text:span text:style-name="T19">2.2. </text:span>Uso do programa</text:p>
      <text:p text:style-name="P8">O projeto tem 3 funcionalidades principais:</text:p>
      <text:p text:style-name="P9">- criar e salvar o índice invertido, a partir de uma pasta com os arquivos da coleção. </text:p>
      <text:p text:style-name="P9">Ex: python main.py createindex -in &lt;path&gt;</text:p>
      <text:p text:style-name="P6"><text:span text:style-name="T6">Onde &lt;path&gt; é o caminho para a </text:span>pasta<text:span text:style-name="T6"> onde os arquivos da coleção estão, espera-se que os nomes dos arquivos sejam do tipo ``cf/d{2}”</text:span></text:p>
      <text:p text:style-name="P15"><text:span text:style-name="T9">- </text:span><text:span text:style-name="T7">processar o arquivo de consultas da coleção. </text:span></text:p>
      <text:p text:style-name="P15"><text:span text:style-name="T7">Ex: </text:span><text:span text:style-name="T25">python main.py </text:span><text:span text:style-name="T26">queryfile</text:span><text:span text:style-name="T25"> -in &lt;path&gt; </text:span><text:span text:style-name="T26">[-rs val]</text:span></text:p>
      <text:p text:style-name="P15"><text:span text:style-name="T11">O</text:span><text:span text:style-name="T7">nde &lt;path&gt; é o caminho para o arquivo de consultas da coleção, </text:span><text:span text:style-name="T8">[-rs num] é um </text:span><text:span text:style-name="T12">argumento</text:span><text:span text:style-name="T8"> opcional que define a quantidade máxima de resultados retornados pela consulta, o valor padrão é 20</text:span><text:span text:style-name="T7">. O programa então mostrará as métricas de avaliação </text:span><text:span text:style-name="T16">P@10</text:span><text:span text:style-name="T7">, </text:span><text:span text:style-name="T8">e MAP, e o tempo de processamento </text:span><text:span text:style-name="T13">para cada consulta</text:span><text:span text:style-name="T8">. Ao final mostra as médias das métricas.</text:span></text:p>
      <text:p text:style-name="P10">- modo de consulta interativa, em que o usuário pode digitar sua consulta e receber os resultados da consulta na tela. </text:p>
      <text:p text:style-name="P10">Ex: <text:span text:style-name="T24">python main.py iquery [-rs num]</text:span></text:p>
      <text:p text:style-name="P11">Neste modo o terminal esperará que o usuário digite uma consulta e mostrará o resultado para a consulta, e esperará uma nova consulta, para sair basta digitar <text:span text:style-name="T22">CTRL+D</text:span> ou <text:span text:style-name="T22">CTRL+C</text:span>.</text:p>
      <text:p text:style-name="P5"/>
      <text:p text:style-name="P18"><text:span text:style-name="T6">Digitando </text:span><text:span text:style-name="T22">python main.py -h</text:span><text:span text:style-name="T6"> mostra uma ajuda simples do programa.</text:span></text:p>
      <text:p text:style-name="P18"/>
      <text:p text:style-name="P19">2.3. Algumas decisões de implementação</text:p>
      <text:p text:style-name="P19"><text:span text:style-name="T6"></text:span></text:p>
      <text:p text:style-name="P19"><text:span text:style-name="T6">Com relação ao parse do arquivo, considerou-se como palavra apenas sequências </text:span><text:soft-page-break/><text:span text:style-name="T6">contíguas de letras, assim, palavras com hífe</text:span><text:span text:style-name="T15">n</text:span><text:span text:style-name="T6"> ou apóstrofo foram considerados como palavras distintas. A decisão foi tomada porque observou-se a formação de palavras com </text:span><text:span text:style-name="T14">hífen</text:span><text:span text:style-name="T6"> que na verdade não eram uma só palavra e que ocorriam apenas uma vez na coleção.</text:span></text:p>
      <text:p text:style-name="P19"><text:span text:style-name="T6"></text:span></text:p>
      <text:p text:style-name="P19"><text:span text:style-name="T6">Os atributos considerados relevantes para gerar o índice foram:</text:span></text:p>
      <text:p text:style-name="P19"><text:span text:style-name="T6"></text:span></text:p>
      <text:p text:style-name="P19"><text:span text:style-name="T6">- </text:span>TI<text:span text:style-name="T6">: Título.</text:span></text:p>
      <text:p text:style-name="P19"><text:span text:style-name="T6"></text:span></text:p>
      <text:p text:style-name="P19"><text:span text:style-name="T6">- </text:span>MJ<text:span text:style-name="T6">: assuntos principais.</text:span></text:p>
      <text:p text:style-name="P19"><text:span text:style-name="T6"></text:span></text:p>
      <text:p text:style-name="P19"><text:span text:style-name="T6">- </text:span>MN<text:span text:style-name="T6">: assuntos secundários.</text:span></text:p>
      <text:p text:style-name="P19"><text:span text:style-name="T6"></text:span></text:p>
      <text:p text:style-name="P19"><text:span text:style-name="T6">- </text:span>AB<text:span text:style-name="T6"> ou </text:span>EX<text:span text:style-name="T6">: abstract, ou excerpt, quando presentes.</text:span></text:p>
      <text:p text:style-name="P19"><text:span text:style-name="T6"></text:span></text:p>
      <text:p text:style-name="P19"><text:span text:style-name="T6">Para melhorar o desempenho do processamento da consulta, a consulta não retorna todos os documentos, mas sim um limite, que pode ser <text:s/>mudado através de um argumento do método </text:span><text:span text:style-name="T23">process_query</text:span><text:span text:style-name="T6"> da classe </text:span><text:span text:style-name="T23">SearchEngine</text:span><text:span text:style-name="T6">. Um heap com os documentos de maior similaridade é mantido, de forma que não é preciso fazer um sort na similaridade de todos os documentos.</text:span></text:p>
      <text:p text:style-name="P1"/>
      <text:p text:style-name="P16"><text:span text:style-name="T19">3. </text:span>Resultados</text:p>
      <text:p text:style-name="P12">Usando a funcionalidade para processar o arquivo de consultas da coleção, e com o no máximo 20 documentos retornados na consulta, as médias das métricas de avaliação para as consultas pode ser vistas na tabela <text:span text:style-name="T18">a seguir</text:span>.</text:p>
      <text:p text:style-name="P13"/>
      <text:p text:style-name="P13"><draw:frame draw:style-name="fr1" draw:name="Objeto1" text:anchor-type="paragraph" svg:width="11.081cm" svg:height="1.35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4"/>
      <text:p text:style-name="P14"/>
      <text:p text:style-name="P14"/>
      <text:p text:style-name="P14"/>
      <text:p text:style-name="P14">Os pontos de revocação médios podem ser vistos na tabela a seguir:</text:p>
      <text:p text:style-name="P14"/>
      <text:p text:style-name="P14"><draw:frame draw:style-name="fr1" draw:name="Objeto2" text:anchor-type="paragraph" svg:width="4.517cm" svg:height="5.41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bookmark-end text:name="__DdeLink__203_1888735534"/><text:bookmark-end text:name="__DdeLink__206_188873553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4T12:47:51.210245250</dc:date>
    <meta:generator>LibreOffice/4.2.8.2$Linux_X86_64 LibreOffice_project/420m0$Build-2</meta:generator>
    <meta:editing-duration>PT2H5M48S</meta:editing-duration>
    <meta:editing-cycles>29</meta:editing-cycles>
    <meta:document-statistic meta:table-count="0" meta:image-count="0" meta:object-count="2" meta:page-count="2" meta:paragraph-count="44" meta:word-count="630" meta:character-count="3875" meta:non-whitespace-character-count="325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8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nilha1" table:style-name="ta1">
        <table:table-column table:style-name="co1" table:number-columns-repeated="4" table:default-cell-style-name="Default"/>
        <table:table-column table:style-name="co2" table:default-cell-style-name="ce2"/>
        <table:table-column table:style-name="co1" table:default-cell-style-name="Default"/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P@10</text:p>
          </table:table-cell>
          <table:table-cell table:style-name="ce3" office:value-type="string" calcext:value-type="string">
            <text:p>0.480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P interpolado</text:p>
          </table:table-cell>
          <table:table-cell table:style-name="ce4" office:value-type="string" calcext:value-type="string">
            <text:p>0.1517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empo de processamento de consulta (s)</text:p>
          </table:table-cell>
          <table:table-cell table:style-name="ce5" office:value-type="string" calcext:value-type="string">
            <text:p>0.00133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 style:data-style-name="N2" text:time-value="12:14:28.11305876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/>
          <table:table-cell table:style-name="ce1" office:value-type="string" calcext:value-type="string">
            <text:p>Revocação</text:p>
          </table:table-cell>
          <table:table-cell table:style-name="ce1" office:value-type="string" calcext:value-type="string">
            <text:p>Precisão</text:p>
          </table:table-cell>
        </table:table-row>
        <table:table-row table:style-name="ro1">
          <table:table-cell/>
          <table:table-cell office:value-type="string" calcext:value-type="string">
            <text:p><text:s/>0.00000</text:p>
          </table:table-cell>
          <table:table-cell office:value-type="string" calcext:value-type="string">
            <text:p>0.85412</text:p>
          </table:table-cell>
        </table:table-row>
        <table:table-row table:style-name="ro1">
          <table:table-cell/>
          <table:table-cell office:value-type="string" calcext:value-type="string">
            <text:p><text:s/>0.10000</text:p>
          </table:table-cell>
          <table:table-cell office:value-type="string" calcext:value-type="string">
            <text:p>0.61309</text:p>
          </table:table-cell>
        </table:table-row>
        <table:table-row table:style-name="ro1">
          <table:table-cell/>
          <table:table-cell office:value-type="string" calcext:value-type="string">
            <text:p><text:s/>0.20000</text:p>
          </table:table-cell>
          <table:table-cell office:value-type="string" calcext:value-type="string">
            <text:p>0.44412</text:p>
          </table:table-cell>
        </table:table-row>
        <table:table-row table:style-name="ro1">
          <table:table-cell/>
          <table:table-cell office:value-type="string" calcext:value-type="string">
            <text:p><text:s/>0.30000</text:p>
          </table:table-cell>
          <table:table-cell office:value-type="string" calcext:value-type="string">
            <text:p>0.22333</text:p>
          </table:table-cell>
        </table:table-row>
        <table:table-row table:style-name="ro1">
          <table:table-cell/>
          <table:table-cell office:value-type="string" calcext:value-type="string">
            <text:p><text:s/>0.40000</text:p>
          </table:table-cell>
          <table:table-cell office:value-type="string" calcext:value-type="string">
            <text:p>0.12860</text:p>
          </table:table-cell>
        </table:table-row>
        <table:table-row table:style-name="ro1">
          <table:table-cell/>
          <table:table-cell office:value-type="string" calcext:value-type="string">
            <text:p><text:s/>0.50000</text:p>
          </table:table-cell>
          <table:table-cell office:value-type="string" calcext:value-type="string">
            <text:p>0.06537</text:p>
          </table:table-cell>
        </table:table-row>
        <table:table-row table:style-name="ro1">
          <table:table-cell/>
          <table:table-cell office:value-type="string" calcext:value-type="string">
            <text:p><text:s/>0.60000</text:p>
          </table:table-cell>
          <table:table-cell office:value-type="string" calcext:value-type="string">
            <text:p>0.02945</text:p>
          </table:table-cell>
        </table:table-row>
        <table:table-row table:style-name="ro1">
          <table:table-cell/>
          <table:table-cell office:value-type="string" calcext:value-type="string">
            <text:p><text:s/>0.70000</text:p>
          </table:table-cell>
          <table:table-cell office:value-type="string" calcext:value-type="string">
            <text:p>0.00667</text:p>
          </table:table-cell>
        </table:table-row>
        <table:table-row table:style-name="ro1">
          <table:table-cell/>
          <table:table-cell office:value-type="string" calcext:value-type="string">
            <text:p><text:s/>0.80000</text:p>
          </table:table-cell>
          <table:table-cell office:value-type="string" calcext:value-type="string">
            <text:p>0.00667</text:p>
          </table:table-cell>
        </table:table-row>
        <table:table-row table:style-name="ro1">
          <table:table-cell/>
          <table:table-cell office:value-type="string" calcext:value-type="string">
            <text:p><text:s/>0.90000</text:p>
          </table:table-cell>
          <table:table-cell office:value-type="string" calcext:value-type="string">
            <text:p>0.00000</text:p>
          </table:table-cell>
        </table:table-row>
        <table:table-row table:style-name="ro1">
          <table:table-cell/>
          <table:table-cell office:value-type="string" calcext:value-type="string">
            <text:p><text:s/>1.00000</text:p>
          </table:table-cell>
          <table:table-cell office:value-type="string" calcext:value-type="string">
            <text:p>0.0000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 style:data-style-name="N2" text:time-value="10:33:12.39289729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